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0.868cm"/>
    </style:style>
    <style:style style:name="co4" style:family="table-column">
      <style:table-column-properties fo:break-before="auto" style:column-width="1.2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2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Indeks</text:p>
          </table:table-cell>
          <table:table-cell table:style-name="ce1" office:value-type="string" calcext:value-type="string">
            <text:p>Grup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Suma</text:p>
          </table:table-cell>
          <table:table-cell table:number-columns-repeated="1014"/>
        </table:table-row>
        <table:table-row table:style-name="ro1">
          <table:table-cell table:style-name="ce1" office:value-type="float" office:value="375130" calcext:value-type="float">
            <text:p>375130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table:number-columns-repeated="5"/>
          <table:table-cell table:style-name="ce1" table:formula="of:=SUM([.C2:.H2])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t = todo, czyli dostałem zadanie, ale jeszcze nie sprawdzilem</text:p>
          </table:table-cell>
          <table:table-cell table:number-columns-repeated="1012"/>
        </table:table-row>
        <table:table-row table:style-name="ro1">
          <table:table-cell table:style-name="ce1" office:value-type="float" office:value="375535" calcext:value-type="float">
            <text:p>375535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2"/>
          <table:table-cell table:style-name="ce1" table:formula="of:=SUM([.C3:.H3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75132" calcext:value-type="float">
            <text:p>375132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1" table:formula="of:=SUM([.C4:.H4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75139" calcext:value-type="float">
            <text:p>375139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5:.H5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407201" calcext:value-type="float">
            <text:p>407201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table:number-columns-repeated="5"/>
          <table:table-cell table:style-name="ce1" table:formula="of:=SUM([.C6:.H6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62618" calcext:value-type="float">
            <text:p>362618</text:p>
          </table:table-cell>
          <table:table-cell table:style-name="ce1" office:value-type="string" calcext:value-type="string">
            <text:p>CW12, WYK1</text:p>
          </table:table-cell>
          <table:table-cell table:style-name="ce1" table:number-columns-repeated="7"/>
          <table:table-cell table:style-name="ce1" table:formula="of:=SUM([.C7:.H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375150" calcext:value-type="float">
            <text:p>375150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2"/>
          <table:table-cell table:style-name="ce1" table:formula="of:=SUM([.C8:.H8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412778" calcext:value-type="float">
            <text:p>412778</text:p>
          </table:table-cell>
          <table:table-cell table:style-name="ce1" office:value-type="string" calcext:value-type="string">
            <text:p>CW11, WYK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1" table:formula="of:=SUM([.C9:.H9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float" office:value="375174" calcext:value-type="float">
            <text:p>375174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table:number-columns-repeated="5"/>
          <table:table-cell table:style-name="ce1" table:formula="of:=SUM([.C10:.H10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75176" calcext:value-type="float">
            <text:p>375176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2"/>
          <table:table-cell table:style-name="ce1" table:formula="of:=SUM([.C11:.H11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419787" calcext:value-type="float">
            <text:p>419787</text:p>
          </table:table-cell>
          <table:table-cell table:style-name="ce1" office:value-type="string" calcext:value-type="string">
            <text:p>CW12, WYK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4"/>
          <table:table-cell table:style-name="ce1" table:formula="of:=SUM([.C12:.H12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float" office:value="375192" calcext:value-type="float">
            <text:p>375192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4"/>
          <table:table-cell table:style-name="ce1" table:formula="of:=SUM([.C13:.H13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75194" calcext:value-type="float">
            <text:p>375194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2"/>
          <table:table-cell table:style-name="ce1" table:formula="of:=SUM([.C14:.H14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75196" calcext:value-type="float">
            <text:p>375196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1" table:formula="of:=SUM([.C15:.H15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419791" calcext:value-type="float">
            <text:p>419791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4"/>
          <table:table-cell table:style-name="ce1" table:formula="of:=SUM([.C16:.H16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92484" calcext:value-type="float">
            <text:p>392484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17:.H17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407345" calcext:value-type="float">
            <text:p>407345</text:p>
          </table:table-cell>
          <table:table-cell table:style-name="ce1" office:value-type="string" calcext:value-type="string">
            <text:p>CW11, WYK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style-name="ce1" table:formula="of:=SUM([.C18:.H18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float" office:value="407265" calcext:value-type="float">
            <text:p>407265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table:number-columns-repeated="5"/>
          <table:table-cell table:style-name="ce1" table:formula="of:=SUM([.C19:.H19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72073" calcext:value-type="float">
            <text:p>372073</text:p>
          </table:table-cell>
          <table:table-cell table:style-name="ce1" office:value-type="string" calcext:value-type="string">
            <text:p>CW12, WYK1</text:p>
          </table:table-cell>
          <table:table-cell table:style-name="ce1" table:number-columns-repeated="7"/>
          <table:table-cell table:style-name="ce1" table:formula="of:=SUM([.C20:.H2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294063" calcext:value-type="float">
            <text:p>294063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table:number-columns-repeated="5"/>
          <table:table-cell table:style-name="ce1" table:formula="of:=SUM([.C21:.H21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84226" calcext:value-type="float">
            <text:p>384226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2"/>
          <table:table-cell table:style-name="ce1" table:formula="of:=SUM([.C22:.H22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419795" calcext:value-type="float">
            <text:p>419795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23:.H23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62669" calcext:value-type="float">
            <text:p>362669</text:p>
          </table:table-cell>
          <table:table-cell table:style-name="ce1" office:value-type="string" calcext:value-type="string">
            <text:p>CW12, WYK1</text:p>
          </table:table-cell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1" table:number-columns-repeated="4"/>
          <table:table-cell table:style-name="ce1" table:formula="of:=SUM([.C24:.H2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407341" calcext:value-type="float">
            <text:p>407341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25:.H25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62825" calcext:value-type="float">
            <text:p>362825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2"/>
          <table:table-cell table:style-name="ce1" table:formula="of:=SUM([.C26:.H26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150904" calcext:value-type="float">
            <text:p>150904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2"/>
          <table:table-cell table:style-name="ce1" table:formula="of:=SUM([.C27:.H27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75243" calcext:value-type="float">
            <text:p>375243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style-name="ce1" table:formula="of:=SUM([.C28:.H28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75250" calcext:value-type="float">
            <text:p>375250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2"/>
          <table:table-cell table:style-name="ce1" table:formula="of:=SUM([.C29:.H29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75240" calcext:value-type="float">
            <text:p>375240</text:p>
          </table:table-cell>
          <table:table-cell table:style-name="ce1" office:value-type="string" calcext:value-type="string">
            <text:p>CW11, WYK1</text:p>
          </table:table-cell>
          <table:table-cell table:style-name="ce1" table:number-columns-repeated="7"/>
          <table:table-cell table:style-name="ce1" table:formula="of:=SUM([.C30:.H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375253" calcext:value-type="float">
            <text:p>375253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1" table:formula="of:=SUM([.C31:.H31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62680" calcext:value-type="float">
            <text:p>362680</text:p>
          </table:table-cell>
          <table:table-cell table:style-name="ce1" office:value-type="string" calcext:value-type="string">
            <text:p>CW11, WYK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32:.H32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float" office:value="375257" calcext:value-type="float">
            <text:p>375257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33:.H33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75258" calcext:value-type="float">
            <text:p>375258</text:p>
          </table:table-cell>
          <table:table-cell table:style-name="ce1" office:value-type="string" calcext:value-type="string">
            <text:p>CW12, WYK1</text:p>
          </table:table-cell>
          <table:table-cell table:style-name="ce1" table:number-columns-repeated="7"/>
          <table:table-cell table:style-name="ce1" table:formula="of:=SUM([.C34:.H3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412780" calcext:value-type="float">
            <text:p>412780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35:.H35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84077" calcext:value-type="float">
            <text:p>384077</text:p>
          </table:table-cell>
          <table:table-cell table:style-name="ce1" office:value-type="string" calcext:value-type="string">
            <text:p>CW11, WYK1</text:p>
          </table:table-cell>
          <table:table-cell table:style-name="ce1" table:number-columns-repeated="7"/>
          <table:table-cell table:style-name="ce1" table:formula="of:=SUM([.C36:.H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375286" calcext:value-type="float">
            <text:p>375286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37:.H37])" office:value-type="float" office:value="20" calcext:value-type="float">
            <text:p>20</text:p>
          </table:table-cell>
          <table:table-cell table:number-columns-repeated="1014"/>
        </table:table-row>
        <table:table-row table:style-name="ro1" table:number-rows-repeated="964">
          <table:table-cell table:number-columns-repeated="2"/>
          <table:table-cell table:style-name="ce1" table:number-columns-repeated="8"/>
          <table:table-cell table:number-columns-repeated="101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loext:fill-character> </loext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loext:fill-character> </loext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1-18T14:51:04.700889545</dc:date>
    <meta:editing-duration>PT36S</meta:editing-duration>
    <meta:editing-cycles>2</meta:editing-cycles>
    <meta:document-statistic meta:table-count="1" meta:cell-count="225" meta:object-count="0"/>
  </office:meta>
</office:document-meta>
</file>